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3.45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164.61pt"/>
    </style:style>
    <style:style style:name="co4" style:family="table-column">
      <style:table-column-properties fo:break-before="auto" style:column-width="183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5.21pt" fo:break-before="auto" style:use-optimal-row-height="true"/>
    </style:style>
    <style:style style:name="ro2" style:family="table-row">
      <style:table-row-properties style:row-height="27.24pt" fo:break-before="auto" style:use-optimal-row-height="false"/>
    </style:style>
    <style:style style:name="ro3" style:family="table-row">
      <style:table-row-properties style:row-height="34.3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wrap-option="wrap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00">
      <style:table-cell-properties fo:background-color="#ffff00" style:vertical-align="top"/>
    </style:style>
    <style:style style:name="T1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row table:style-name="ro1">
          <table:table-cell table:style-name="ce1" office:value-type="string" calcext:value-type="string">
            <text:p>varianta</text:p>
          </table:table-cell>
          <table:table-cell table:style-name="ce4" office:value-type="string" calcext:value-type="string">
            <text:p>počet potřebných iterací k dosažení požadované přesnosti</text:p>
          </table:table-cell>
          <table:table-cell table:style-name="ce4" office:value-type="string" calcext:value-type="string">
            <text:p>popis varianty</text:p>
          </table:table-cell>
          <table:table-cell table:style-name="ce4" office:value-type="string" calcext:value-type="string">
            <text:p>komentář k výsledku</text:p>
          </table:table-cell>
        </table:table-row>
        <table:table-row table:style-name="ro2">
          <table:table-cell office:value-type="string" calcext:value-type="string">
            <text:p>J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 table:number-columns-spanned="1" table:number-rows-spanned="3">
            <text:p>Jacobiho metoda je naimplementována podle slepence handoutů: <text:a xlink:href="https://courses.fit.cvut.cz/NI-MPI/latex/lectures/czech/mi-mpi-prednaska-handouts.pdf" xlink:type="simple">https://courses.fit.cvut.cz/NI-MPI/latex/lectures/czech/mi-mpi-prednaska-handouts.pdf</text:a></text:p>
          </table:table-cell>
          <table:table-cell office:value-type="string" calcext:value-type="string">
            <text:p><text:span text:style-name="T2">Spektrální poloměr (rho(W)= 0.65922) zaručuje konvergenci. </text:span>Malý počet iterací a pohled na matici A napovídají, že tento lineární systém je jako dělaný pro Jacobiho metodu.</text:p>
          </table:table-cell>
        </table:table-row>
        <table:table-row table:style-name="ro2">
          <table:table-cell office:value-type="string" calcext:value-type="string">
            <text:p>Jb</text:p>
          </table:table-cell>
          <table:table-cell office:value-type="float" office:value="987" calcext:value-type="float">
            <text:p>987</text:p>
          </table:table-cell>
          <table:covered-table-cell/>
          <table:table-cell office:value-type="string" calcext:value-type="string">
            <text:p><text:span text:style-name="T2">Spektrální poloměr (rho(W)= 0.98883) zaručuje konvergenci. </text:span>Z podmínky konvergence o rychlosti iterací nejde nic říci a normu W jsem nezkoumal, nicméně počet iterací napovídá, že tento lineární systém není nejvhodnější pro Jacobiho metodu. (Stačilo by málo, aby nebyla splněna podmínka konvergence rho(W) &lt; 1)</text:p>
          </table:table-cell>
        </table:table-row>
        <table:table-row table:style-name="ro2">
          <table:table-cell office:value-type="string" calcext:value-type="string">
            <text:p>Jc</text:p>
          </table:table-cell>
          <table:table-cell office:value-type="string" calcext:value-type="string">
            <text:p>?</text:p>
          </table:table-cell>
          <table:covered-table-cell/>
          <table:table-cell office:value-type="string" calcext:value-type="string">
            <text:p>Postačující podmínka konvergence rho(W) &lt; 1, nebyla splněna, rho(W)= 1.9777, </text:p>
          </table:table-cell>
        </table:table-row>
        <table:table-row table:style-name="ro2">
          <table:table-cell office:value-type="string" calcext:value-type="string">
            <text:p>GS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 table:number-columns-spanned="1" table:number-rows-spanned="3">
            <text:p><text:span text:style-name="T1">Gaussova-Seidlova metoda je naimplementována jako SOR metoda podle slepence handoutů:  </text:span><text:span text:style-name="T1"><text:a xlink:href="https://courses.fit.cvut.cz/NI-MPI/latex/lectures/czech/mi-mpi-prednaska-handouts.pdf" xlink:type="simple">https://courses.fit.cvut.cz/NI-MPI/latex/lectures/czech/mi-mpi-prednaska-handouts.pdf</text:a></text:span><text:span text:style-name="T1">, funkce gauss_seidel má parametr omega s defaultní hodnotou 1, pro kterou byly změřeny výsledky.</text:span></text:p>
          </table:table-cell>
          <table:table-cell office:value-type="string" calcext:value-type="string">
            <text:p>Podmínky 0 &lt; omega &lt; 2 a že matice A musí být symetrická a pozitivně definitní byly splněny. Metoda konverguje rychleji než Jacobiho a to i s hodnotou omega = 1, přičemž její jiné hodnoty by měli metodu ještě zrycholovat.</text:p>
          </table:table-cell>
        </table:table-row>
        <table:table-row table:style-name="ro2">
          <table:table-cell office:value-type="string" calcext:value-type="string">
            <text:p>GSb</text:p>
          </table:table-cell>
          <table:table-cell office:value-type="float" office:value="495" calcext:value-type="float">
            <text:p>495</text:p>
          </table:table-cell>
          <table:covered-table-cell/>
          <table:table-cell office:value-type="string" calcext:value-type="string">
            <text:p>Podmínky 0 &lt; omega &lt; 2 a že matice A musí být symetrická a pozitivně definitní byly splněny. V tomto případě konverguje dvakrát rychleji než Jacobiho metoda, což intiutivně napovídá, že čím méně z „hodnoty“ bude ležet na diagonále tím výhodnější bude Gaussova-Seidelova metoda oproti Jacobiho metodě.</text:p>
          </table:table-cell>
        </table:table-row>
        <table:table-row table:style-name="ro2">
          <table:table-cell office:value-type="string" calcext:value-type="string">
            <text:p>GSc</text:p>
          </table:table-cell>
          <table:table-cell office:value-type="string" calcext:value-type="string">
            <text:p>?</text:p>
          </table:table-cell>
          <table:covered-table-cell/>
          <table:table-cell office:value-type="string" calcext:value-type="string">
            <text:p>Narozdíl od Jacobiho metody, kde je konvergenční podmínka pomocí kontrolní matice W a konvergence platí právě tehdy když rho(W) &lt; 1, u Gaussovo-Seidelovo metody je v hadnoutu podle tvrzení 33.4 pouze implikace, že pokud jsou splněny podmínky tak metoda konverguje. Zkusil jsem tedy řešit tuto variantu i bez splňěných podmínek a residuum rostlo až k nekonečnu.</text:p>
          </table:table-cell>
        </table:table-row>
        <table:table-row table:style-name="ro3">
          <table:table-cell table:style-name="ce2" office:value-type="string" calcext:value-type="string">
            <text:p>(případné další varianty – popište)</text:p>
          </table:table-cell>
          <table:table-cell table:number-columns-repeated="3"/>
        </table:table-row>
        <table:table-row table:style-name="ro4" table:number-rows-repeated="2">
          <table:table-cell table:style-name="ce8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</table:table-row>
        <table:table-row table:style-name="ro4">
          <table:table-cell office:value-type="string" calcext:value-type="string">
            <text:p>celkový komentář</text:p>
          </table:table-cell>
          <table:table-cell table:style-name="ce5" office:value-type="string" calcext:value-type="string" table:number-columns-spanned="2" table:number-rows-spanned="1">
            <text:p>Pro lineární systémy, kde leží hodně „hodnoty“ matice na diagonále fungují obě metody dobře, v obecných případech bych volil Gaussovu-Seidelovu metodu, respektive superrelaxační metodu (v rámci tohoto úkolu nebyl vliv omega zkoumán, nicméně věřím, že má potencíál konvergenci významně urychlit, proč bychom se o tom jinak učili).</text:p>
          </table:table-cell>
          <table:covered-table-cell table:style-name="ce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22:16:23.931852651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09:57:18.072098477</meta:creation-date>
    <dc:date>2021-01-04T23:40:58.702850265</dc:date>
    <meta:editing-duration>PT14M41S</meta:editing-duration>
    <meta:editing-cycles>4</meta:editing-cycles>
    <meta:generator>LibreOffice/6.0.7.3$Linux_X86_64 LibreOffice_project/00m0$Build-3</meta:generator>
    <meta:document-statistic meta:table-count="1" meta:cell-count="27" meta:object-count="0"/>
  </office:meta>
</office:document-meta>
</file>